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1e439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1e439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1e439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1e439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1e439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1e439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1e439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1e439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1e439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1e439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1e439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1e439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1e439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1e439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1e439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1e439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1e439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Letizia Alessandra Vegas Palom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5/5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021478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Ramón Del Valle Vegas Castill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083603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13.60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8" meta:character-count="1171" meta:non-whitespace-character-count="1003"/>
    <meta:template xlink:type="simple" xlink:actuate="onRequest" xlink:title="Normal" xlink:href=""/>
  </office:meta>
</office:document-meta>
</file>